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Selecciona los elementos div que sean hijos de otro div</text:p>
      <text:p text:style-name="Standard">2. Selecciona el último elemento de un grupo de elementos hermanos li</text:p>
      <text:p text:style-name="Standard">3. Selecciona los hijos pares de un elemento li</text:p>
      <text:p text:style-name="Standard">4. Selecciona los hijos impares de un elemento li</text:p>
      <text:p text:style-name="Standard">5. Selecciona los elementos p que sean hijos de article</text:p>
      <text:p text:style-name="Standard">6. Selecciona los p que esten dentro de un article</text:p>
      <text:p text:style-name="Standard">7. Selecciona los titulos principal h1 y los h3</text:p>
      <text:p text:style-name="Standard">8. Selecciona los ol que esten dentro de body</text:p>
      <text:p text:style-name="Standard">9. Los elementos &lt;ul&gt; que sean hijos de &lt;body&gt;</text:p>
      <text:p text:style-name="Standard">10.Los elementos &lt;a&gt; que sean hijos de &lt;p&gt;</text:p>
      <text:p text:style-name="Standard">11.Los elementos &lt;div&gt; que sean descendientes de &lt;body&gt;</text:p>
      <text:p text:style-name="Standard">12.El primer hijo de body</text:p>
      <text:p text:style-name="Standard">13.El último hijo de &lt;ul&gt;</text:p>
      <text:p text:style-name="Standard">14.El primer hijo de &lt;ul&gt;</text:p>
      <text:p text:style-name="Standard">15.Los elementos &lt;li&gt; pares de &lt;ul&gt;</text:p>
      <text:p text:style-name="Standard">16.Los elementos &lt;li&gt; impares de &lt;ul&gt;</text:p>
      <text:p text:style-name="Standard">17.El hijo de &lt;ul&gt; que esté en la posición 3</text:p>
      <text:p text:style-name="Standard">18.Un párrafo con la identificación "platano".</text:p>
      <text:p text:style-name="Standard">19.Un elemento con la clase "rojo" que sea primer hijo.</text:p>
      <text:p text:style-name="Standard">20.Seleccionar los h2 dentro de un section</text:p>
      <text:p text:style-name="Standard">21.Seleccionar el segundo hijo de un elemento section</text:p>
      <text:p text:style-name="Standard">22.Seleccionar los hijos pares de un elemento ol</text:p>
      <text:p text:style-name="Standard">23.Seleccionar el antepenúltimo li de un ul de longitud indefinida</text:p>
      <text:p text:style-name="Standard">24.Seleccionar los p, que tengan la clase verde y que sean hijos directos de un div</text:p>
      <text:p text:style-name="Standard">25.Seleccionar los a que sean hijos de div y tengan un atributo class que contenga</text:p>
      <text:p text:style-name="Standard">la palabra grande</text:p>
      <text:p text:style-name="Standard">26.Los button que sean hijos de un section</text:p>
      <text:p text:style-name="Standard">27.Los button que sean hijos únicos</text:p>
      <text:p text:style-name="Standard">28.Los span que sean primeros hijos de un p</text:p>
      <text:p text:style-name="Standard">29.Los input que vayan a continuación de un label y además sean hijos de un</text:p>
      <text:p text:style-name="Standard">section</text:p>
      <text:p text:style-name="Standard">30.Los button que tengan como padre un div</text:p>
      <text:p text:style-name="Standard">31.Penúltimo hijo de body</text:p>
      <text:p text:style-name="Standard">32.Todos los label con el atributo for="mascota"</text:p>
      <text:p text:style-name="Standard">33.Todos los elementos "img" que tengan la clase "clasec", y que se encuentren</text:p>
      <text:p text:style-name="Standard">dentro de cualquier elemento "div".</text:p>
      <text:p text:style-name="Standard">34.Todos los enlaces dentro de párrafos.</text:p>
      <text:p text:style-name="Standard">35.Todos los elementos que tengan la clase "Curvado".</text:p>
      <text:p text:style-name="Standard">36.Todos los elementos a y ol que tengan la clase "Recto".</text:p>
      <text:p text:style-name="Standard">37.Todos los elementos "a" que se encuentren dentro de cualquier elemento "h2",</text:p>
      <text:p text:style-name="Standard">que a su vez se encuentren dentro de cualquier elemento "div".</text:p>
      <text:p text:style-name="Standard">38.Todos los hijos de span que estén dentro de un p que estén dentro de un div.</text:p>
      <text:p text:style-name="Standard">39.Todos los elementos "p" y todos los elementos con atributo class="aviso" que</text:p>
      <text:p text:style-name="Standard">estén dentro de div.</text:p>
      <text:p text:style-name="Standard">40.Los elementos "em" y "a" que sean hijos directos de elementos "p", cuyo id sea</text:p>
      <text:p text:style-name="Standard">"Sons".</text:p>
      <text:p text:style-name="Standard">41.Todos los elementos a contenidos en .basico</text:p>
      <text:p text:style-name="Standard">42. Todos los "h2" dentro de una clase .lolito</text:p>
      <text:p text:style-name="Standard">2 Módulo CSS</text:p>
      <text:p text:style-name="Standard">43. Todos los elementos dentro de un &lt;p&gt;</text:p>
      <text:p text:style-name="Standard">44. El selector que está dentro de un párrafo que a su vez está dentro de un div</text:p>
      <text:p text:style-name="Standard">45.Seleccionar un &lt;span&gt; que sea hijo directo de un &lt;p&gt;</text:p>
      <text:p text:style-name="Standard"><text:soft-page-break/>46.Seleccionar un &lt;li&gt; dentro de un &lt;p&gt; dentro de un &lt;h1&gt;</text:p>
      <text:p text:style-name="Standard">47.Seleccionar todos los &lt;div&gt; que tienen la clase .transbox</text:p>
      <text:p text:style-name="Standard">48.Todos los &lt;p&gt; que estan dentro de cualquier &lt;h1&gt;</text:p>
      <text:p text:style-name="Standard">49.Todos los &lt;li&gt;</text:p>
      <text:p text:style-name="Standard">50.Todos los &lt;p&gt; que son hijos de un &lt;h2&gt;</text:p>
      <text:p text:style-name="Standard">51.Todos los párrafos dentro de un div.</text:p>
      <text:p text:style-name="Standard">52.Todos los elementos a de la pagina</text:p>
      <text:p text:style-name="Standard">53. Todos los elementos dentro de la clase .libreConf</text:p>
      <text:p text:style-name="Standard">54.todos los p dentro de la clase .libreConf</text:p>
      <text:p text:style-name="Standard">55.todos los p dentro de h2 dentro de div</text:p>
      <text:p text:style-name="Standard">56.todos los p contenidos en el id prueba1</text:p>
      <text:p text:style-name="Standard">57.todos los a que sean hijos de un p y que a su vez se encuentren dentro de un</text:p>
      <text:p text:style-name="Standard">div</text:p>
      <text:p text:style-name="Standard">58.todos los h1, h2 y h3 que tengan la clase .libreConf</text:p>
      <text:p text:style-name="Standard">59.seleccionar el elemento p cuyo id sea párrafo1</text:p>
      <text:p text:style-name="Standard">60. todos los a que sean hijos directos de p cuya id sea hijos</text:p>
      <text:p text:style-name="Standard">61.Todos los "p" que estén dentro de un "div"</text:p>
      <text:p text:style-name="Standard">62.Los dos primeros "p"</text:p>
      <text:p text:style-name="Standard">63.Todos los elementos "a" que tengan la clase "azul" que estén dentro de un "div"</text:p>
      <text:p text:style-name="Standard">que contenga la id "primero"</text:p>
      <text:p text:style-name="Standard">64.Todos los elementos "span" y todos los elementos "div" que tengan la clase</text:p>
      <text:p text:style-name="Standard">"holaKtal"</text:p>
      <text:p text:style-name="Standard">65.Todos los elementos "li" con el atributo "h3" dentro de los "p" que sean hijos</text:p>
      <text:p text:style-name="Standard">directos de "div"</text:p>
      <text:p text:style-name="Standard">66.Todos los elementos impares de un "p"</text:p>
      <text:p text:style-name="Standard">67.Selecciona los "span" y "h3" dentro de un "div"</text:p>
      <text:p text:style-name="Standard">68.Selecciona el tercer "a" y el quinto "p"</text:p>
      <text:p text:style-name="Standard">69.Selecciona los "h1" que sean de la clase "rojo" que estén dentro de un "div"</text:p>
      <text:p text:style-name="Standard">70.Todos los elementos contenidos dentro de un p y que a su vez estén dentro de</text:p>
      <text:p text:style-name="Standard">un div</text:p>
      <text:p text:style-name="Standard">71.Todos los p que tengan la clase .centrado</text:p>
      <text:p text:style-name="Standard">72.Todos los elementos p contenidos en un h1 que tengan la clase .hola</text:p>
      <text:p text:style-name="Standard">73.Los últimos hijos de div</text:p>
      <text:p text:style-name="Standard">74.El tercer a que esté dentro de un p</text:p>
      <text:p text:style-name="Standard">75.Selecciona los h2 que tengan el id #titulo</text:p>
      <text:p text:style-name="Standard">76.Selecciona el segundo p dentro de un div</text:p>
      <text:p text:style-name="Standard">77.Selecciona los p a partir del tercero</text:p>
      <text:p text:style-name="Standard">78.Selecciona los h1 que sean hijos directos del segundo elemento p contenido en</text:p>
      <text:p text:style-name="Standard">un div</text:p>
      <text:p text:style-name="Standard">79.Todos los elementos a con clase Buenas que se encuentren en un p con id</text:p>
      <text:p text:style-name="Standard">Nombre que sean hijos de cualquier elemento.</text:p>
      <text:p text:style-name="Standard">80.Todos los h1 de la página y todos los h2 que se encuentren dentro de un div.</text:p>
      <text:p text:style-name="Standard">81.Todos los div de la página que sean los primeros de su tipo.</text:p>
      <text:p text:style-name="Standard">82.Todos los h3 de la página</text:p>
      <text:p text:style-name="Standard">83. Toda imagen que se encuentre dentro de un p de clase Row</text:p>
      <text:p text:style-name="Standard">84.Todos los ol que se encuentren dentro de un cualquier elemento que este</text:p>
      <text:p text:style-name="Standard">dentro de un div</text:p>
      <text:p text:style-name="Standard">85.Todas los span, a y div que se encuentren en cualquier p</text:p>
      <text:p text:style-name="Standard">86.Todos los primeros hijos que tengan la clase power que se encuentren dentro</text:p>
      <text:p text:style-name="Standard">de cualquier elemento de clase hype</text:p>
      <text:p text:style-name="Standard">87.Todas las listas ordenadas de la pagina</text:p>
      <text:p text:style-name="Standard">88.Todos los enlaces dentro de un párrafo con la clase .hola</text:p>
      <text:p text:style-name="Standard"><text:soft-page-break/>89.El segundo hijo de p</text:p>
      <text:p text:style-name="Standard">90.El último hijo del segundo p dentro de div</text:p>
      <text:p text:style-name="Standard">91.El primer hijo y el ultimo de div</text:p>
      <text:p text:style-name="Standard">92.selecciona el id #c-header dentro de p, que a su vez esta dentro de div</text:p>
      <text:p text:style-name="Standard">93.Todos los p</text:p>
      <text:p text:style-name="Standard">94.Todas las imágenes con la clase loco</text:p>
      <text:p text:style-name="Standard">95.El tercer hijo y el segundo enlace de p</text:p>
      <text:p text:style-name="Standard">96.El último p</text:p>
      <text:p text:style-name="Standard">97.Seleccionar el primer y último párraf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38:56.201000000</meta:creation-date>
    <dc:date>2024-10-03T16:40:03.934000000</dc:date>
    <meta:editing-duration>PT1M8S</meta:editing-duration>
    <meta:editing-cycles>1</meta:editing-cycles>
    <meta:document-statistic meta:table-count="0" meta:image-count="0" meta:object-count="0" meta:page-count="3" meta:paragraph-count="113" meta:word-count="991" meta:character-count="5336" meta:non-whitespace-character-count="4458"/>
    <meta:generator>LibreOffice/24.2.2.2$Windows_X86_64 LibreOffice_project/d56cc158d8a96260b836f100ef4b4ef25d6f1a01</meta:generator>
  </office:meta>
</office:document-meta>
</file>